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BC Basic Link Fi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Old Pico_W Vers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RAM Base Address</text:p>
          </table:table-cell>
          <table:table-cell table:number-columns-repeated="6" office:value-type="string" calcext:value-type="string">
            <text:p>0x20000000</text:p>
          </table:table-cell>
        </table:table-row>
        <table:table-row table:style-name="ro1">
          <table:table-cell office:value-type="string" calcext:value-type="string">
            <text:p>RAM Size (kB)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AM Top Address</text:p>
          </table:table-cell>
          <table:table-cell table:formula="of:=COM.MICROSOFT.CONCAT(&quot;0x&quot;;DEC2HEX(HEX2DEC(MID([.B5];3;10))+1024*[.B6]))" office:value-type="string" office:string-value="0x20006000" calcext:value-type="string">
            <text:p>0x20006000</text:p>
          </table:table-cell>
          <table:table-cell table:formula="of:=COM.MICROSOFT.CONCAT(&quot;0x&quot;;DEC2HEX(HEX2DEC(MID([.C5];3;10))+1024*[.C6]))" office:value-type="string" office:string-value="0x20008800" calcext:value-type="string">
            <text:p>0x20008800</text:p>
          </table:table-cell>
          <table:table-cell table:formula="of:=COM.MICROSOFT.CONCAT(&quot;0x&quot;;DEC2HEX(HEX2DEC(MID([.D5];3;10))+1024*[.D6]))" office:value-type="string" office:string-value="0x20016000" calcext:value-type="string">
            <text:p>0x20016000</text:p>
          </table:table-cell>
          <table:table-cell table:formula="of:=COM.MICROSOFT.CONCAT(&quot;0x&quot;;DEC2HEX(HEX2DEC(MID([.E5];3;10))+1024*[.E6]))" office:value-type="string" office:string-value="0x20016800" calcext:value-type="string">
            <text:p>0x20016800</text:p>
          </table:table-cell>
          <table:table-cell table:formula="of:=COM.MICROSOFT.CONCAT(&quot;0x&quot;;DEC2HEX(HEX2DEC(MID([.F5];3;10))+1024*[.F6]))" office:value-type="string" office:string-value="0x20012000" calcext:value-type="string">
            <text:p>0x20012000</text:p>
          </table:table-cell>
          <table:table-cell table:formula="of:=COM.MICROSOFT.CONCAT(&quot;0x&quot;;DEC2HEX(HEX2DEC(MID([.G5];3;10))+1024*[.G6]))" office:value-type="string" office:string-value="0x20020000" calcext:value-type="string">
            <text:p>0x20020000</text:p>
          </table:table-cell>
        </table:table-row>
        <table:table-row table:style-name="ro1">
          <table:table-cell office:value-type="string" calcext:value-type="string">
            <text:p>Scratch Y Base Address</text:p>
          </table:table-cell>
          <table:table-cell table:formula="of:=[.B7]" office:value-type="string" office:string-value="0x20006000" calcext:value-type="string">
            <text:p>0x20006000</text:p>
          </table:table-cell>
          <table:table-cell table:formula="of:=[.C7]" office:value-type="string" office:string-value="0x20008800" calcext:value-type="string">
            <text:p>0x20008800</text:p>
          </table:table-cell>
          <table:table-cell table:formula="of:=[.D7]" office:value-type="string" office:string-value="0x20016000" calcext:value-type="string">
            <text:p>0x20016000</text:p>
          </table:table-cell>
          <table:table-cell table:formula="of:=[.E7]" office:value-type="string" office:string-value="0x20016800" calcext:value-type="string">
            <text:p>0x20016800</text:p>
          </table:table-cell>
          <table:table-cell table:formula="of:=[.F7]" office:value-type="string" office:string-value="0x20012000" calcext:value-type="string">
            <text:p>0x20012000</text:p>
          </table:table-cell>
          <table:table-cell table:formula="of:=[.G7]" office:value-type="string" office:string-value="0x20020000" calcext:value-type="string">
            <text:p>0x20020000</text:p>
          </table:table-cell>
        </table:table-row>
        <table:table-row table:style-name="ro1">
          <table:table-cell office:value-type="string" calcext:value-type="string">
            <text:p>Scratch Y Size (kB)</text:p>
          </table:table-cell>
          <table:table-cell table:formula="of:=264-[.B6]-[.B13]" office:value-type="float" office:value="238" calcext:value-type="float">
            <text:p>238</text:p>
          </table:table-cell>
          <table:table-cell table:formula="of:=264-[.C6]-[.C13]" office:value-type="float" office:value="228" calcext:value-type="float">
            <text:p>228</text:p>
          </table:table-cell>
          <table:table-cell table:formula="of:=264-[.D6]-[.D13]" office:value-type="float" office:value="174" calcext:value-type="float">
            <text:p>174</text:p>
          </table:table-cell>
          <table:table-cell table:formula="of:=264-[.E6]-[.E13]" office:value-type="float" office:value="172" calcext:value-type="float">
            <text:p>172</text:p>
          </table:table-cell>
          <table:table-cell table:formula="of:=264-[.F6]-[.F13]" office:value-type="float" office:value="190" calcext:value-type="float">
            <text:p>190</text:p>
          </table:table-cell>
          <table:table-cell table:formula="of:=264-[.G6]-[.G13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cratch Y Size (hex)</text:p>
          </table:table-cell>
          <table:table-cell table:formula="of:=COM.MICROSOFT.CONCAT(&quot;0x&quot;;DEC2HEX(1024*[.B9]))" office:value-type="string" office:string-value="0x3B800" calcext:value-type="string">
            <text:p>0x3B800</text:p>
          </table:table-cell>
          <table:table-cell table:formula="of:=COM.MICROSOFT.CONCAT(&quot;0x&quot;;DEC2HEX(1024*[.C9]))" office:value-type="string" office:string-value="0x39000" calcext:value-type="string">
            <text:p>0x39000</text:p>
          </table:table-cell>
          <table:table-cell table:formula="of:=COM.MICROSOFT.CONCAT(&quot;0x&quot;;DEC2HEX(1024*[.D9]))" office:value-type="string" office:string-value="0x2B800" calcext:value-type="string">
            <text:p>0x2B800</text:p>
          </table:table-cell>
          <table:table-cell table:formula="of:=COM.MICROSOFT.CONCAT(&quot;0x&quot;;DEC2HEX(1024*[.E9]))" office:value-type="string" office:string-value="0x2B000" calcext:value-type="string">
            <text:p>0x2B000</text:p>
          </table:table-cell>
          <table:table-cell table:formula="of:=COM.MICROSOFT.CONCAT(&quot;0x&quot;;DEC2HEX(1024*[.F9]))" office:value-type="string" office:string-value="0x2F800" calcext:value-type="string">
            <text:p>0x2F800</text:p>
          </table:table-cell>
          <table:table-cell table:formula="of:=COM.MICROSOFT.CONCAT(&quot;0x&quot;;DEC2HEX(1024*[.G9]))" office:value-type="string" office:string-value="0x21800" calcext:value-type="string">
            <text:p>0x21800</text:p>
          </table:table-cell>
        </table:table-row>
        <table:table-row table:style-name="ro1">
          <table:table-cell office:value-type="string" calcext:value-type="string">
            <text:p>Scratch Y Top Address</text:p>
          </table:table-cell>
          <table:table-cell table:formula="of:=COM.MICROSOFT.CONCAT(&quot;0x&quot;;DEC2HEX(HEX2DEC(MID([.B8];3;10))+1024*[.B9]))" office:value-type="string" office:string-value="0x20041800" calcext:value-type="string">
            <text:p>0x20041800</text:p>
          </table:table-cell>
          <table:table-cell table:formula="of:=COM.MICROSOFT.CONCAT(&quot;0x&quot;;DEC2HEX(HEX2DEC(MID([.C8];3;10))+1024*[.C9]))" office:value-type="string" office:string-value="0x20041800" calcext:value-type="string">
            <text:p>0x20041800</text:p>
          </table:table-cell>
          <table:table-cell table:formula="of:=COM.MICROSOFT.CONCAT(&quot;0x&quot;;DEC2HEX(HEX2DEC(MID([.D8];3;10))+1024*[.D9]))" office:value-type="string" office:string-value="0x20041800" calcext:value-type="string">
            <text:p>0x20041800</text:p>
          </table:table-cell>
          <table:table-cell table:formula="of:=COM.MICROSOFT.CONCAT(&quot;0x&quot;;DEC2HEX(HEX2DEC(MID([.E8];3;10))+1024*[.E9]))" office:value-type="string" office:string-value="0x20041800" calcext:value-type="string">
            <text:p>0x20041800</text:p>
          </table:table-cell>
          <table:table-cell table:formula="of:=COM.MICROSOFT.CONCAT(&quot;0x&quot;;DEC2HEX(HEX2DEC(MID([.F8];3;10))+1024*[.F9]))" office:value-type="string" office:string-value="0x20041800" calcext:value-type="string">
            <text:p>0x20041800</text:p>
          </table:table-cell>
          <table:table-cell table:formula="of:=COM.MICROSOFT.CONCAT(&quot;0x&quot;;DEC2HEX(HEX2DEC(MID([.G8];3;10))+1024*[.G9]))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Base Address</text:p>
          </table:table-cell>
          <table:table-cell table:formula="of:=[.B11]" office:value-type="string" office:string-value="0x20041800" calcext:value-type="string">
            <text:p>0x20041800</text:p>
          </table:table-cell>
          <table:table-cell table:formula="of:=[.C11]" office:value-type="string" office:string-value="0x20041800" calcext:value-type="string">
            <text:p>0x20041800</text:p>
          </table:table-cell>
          <table:table-cell table:formula="of:=[.D11]" office:value-type="string" office:string-value="0x20041800" calcext:value-type="string">
            <text:p>0x20041800</text:p>
          </table:table-cell>
          <table:table-cell table:formula="of:=[.E11]" office:value-type="string" office:string-value="0x20041800" calcext:value-type="string">
            <text:p>0x20041800</text:p>
          </table:table-cell>
          <table:table-cell table:formula="of:=[.F11]" office:value-type="string" office:string-value="0x20041800" calcext:value-type="string">
            <text:p>0x20041800</text:p>
          </table:table-cell>
          <table:table-cell table:formula="of:=[.G11]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Size (kB)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atch X Top Address</text:p>
          </table:table-cell>
          <table:table-cell table:formula="of:=COM.MICROSOFT.CONCAT(&quot;0x&quot;;DEC2HEX(HEX2DEC(MID([.B12];3;10))+1024*[.B13]))" office:value-type="string" office:string-value="0x20042000" calcext:value-type="string">
            <text:p>0x20042000</text:p>
          </table:table-cell>
          <table:table-cell table:formula="of:=COM.MICROSOFT.CONCAT(&quot;0x&quot;;DEC2HEX(HEX2DEC(MID([.C12];3;10))+1024*[.C13]))" office:value-type="string" office:string-value="0x20042000" calcext:value-type="string">
            <text:p>0x20042000</text:p>
          </table:table-cell>
          <table:table-cell table:formula="of:=COM.MICROSOFT.CONCAT(&quot;0x&quot;;DEC2HEX(HEX2DEC(MID([.D12];3;10))+1024*[.D13]))" office:value-type="string" office:string-value="0x20042000" calcext:value-type="string">
            <text:p>0x20042000</text:p>
          </table:table-cell>
          <table:table-cell table:formula="of:=COM.MICROSOFT.CONCAT(&quot;0x&quot;;DEC2HEX(HEX2DEC(MID([.E12];3;10))+1024*[.E13]))" office:value-type="string" office:string-value="0x20042000" calcext:value-type="string">
            <text:p>0x20042000</text:p>
          </table:table-cell>
          <table:table-cell table:formula="of:=COM.MICROSOFT.CONCAT(&quot;0x&quot;;DEC2HEX(HEX2DEC(MID([.F12];3;10))+1024*[.F13]))" office:value-type="string" office:string-value="0x20042000" calcext:value-type="string">
            <text:p>0x20042000</text:p>
          </table:table-cell>
          <table:table-cell table:formula="of:=COM.MICROSOFT.CONCAT(&quot;0x&quot;;DEC2HEX(HEX2DEC(MID([.G12];3;10))+1024*[.G13]))" office:value-type="string" office:string-value="0x20042000" calcext:value-type="string">
            <text:p>0x2004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38:46.617929267</meta:creation-date>
    <dc:date>2024-07-13T15:41:47.523547385</dc:date>
    <meta:editing-duration>PT2H12M38S</meta:editing-duration>
    <meta:editing-cycles>4</meta:editing-cycles>
    <meta:generator>LibreOffice/7.3.7.2$Linux_X86_64 LibreOffice_project/30$Build-2</meta:generator>
    <meta:document-statistic meta:table-count="1" meta:cell-count="80" meta:object-count="0"/>
  </office:meta>
</office:document-meta>
</file>